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75cm" fo:min-width="3.2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2.9cm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1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2.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7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4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2.5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1.55cm" fo:min-width="3.3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fill-color="#000000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1" draw:id="id11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7cm" svg:height="2cm" svg:x="19.7cm" svg:y="4.8cm">
          <text:p text:style-name="P1">Download </text:p>
          <text:p text:style-name="P1">documents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1.6cm" svg:x="1.4cm" svg:y="5.2cm">
          <text:p text:style-name="P1">Search 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5" draw:text-style-name="P3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6" draw:text-style-name="P4" draw:layer="layout" svg:x1="14.2cm" svg:y1="15.6cm" svg:x2="18.6cm" svg:y2="15.6cm">
          <text:p/>
        </draw:line>
        <draw:line draw:style-name="gr7" draw:text-style-name="P4" draw:layer="layout" svg:x1="14.4cm" svg:y1="16.8cm" svg:x2="18.8cm" svg:y2="16.8cm">
          <text:p/>
        </draw:line>
        <draw:frame draw:style-name="gr5" draw:text-style-name="P3" draw:layer="layout" svg:width="4.4cm" svg:height="1cm" svg:x="20.4cm" svg:y="16.2cm">
          <draw:text-box>
            <text:p><text:span text:style-name="T1">X depends on Y</text:span></text:p>
          </draw:text-box>
        </draw:frame>
        <draw:frame draw:style-name="gr5" draw:text-style-name="P3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8" draw:text-style-name="P5" draw:layer="layout" svg:width="0.925cm" svg:height="1cm" svg:x="18.8cm" svg:y="16.2cm">
          <draw:text-box>
            <text:p>X</text:p>
          </draw:text-box>
        </draw:frame>
        <draw:frame draw:style-name="gr8" draw:text-style-name="P5" draw:layer="layout" svg:width="0.925cm" svg:height="1cm" svg:x="13.4cm" svg:y="16.2cm">
          <draw:text-box>
            <text:p>Y</text:p>
          </draw:text-box>
        </draw:frame>
        <draw:custom-shape draw:style-name="gr9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8cm" svg:height="0.962cm" svg:x="2.4cm" svg:y="14cm">
          <draw:text-box>
            <text:p>Legend</text:p>
          </draw:text-box>
        </draw:frame>
        <draw:custom-shape draw:style-name="gr11" draw:text-style-name="P2" xml:id="id14" draw:id="id14" draw:layer="layout" svg:width="3.6cm" svg:height="1.6cm" svg:x="5.6cm" svg:y="5.2cm">
          <text:p text:style-name="P1">Compose 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3.2cm" svg:height="1.8cm" svg:x="8cm" svg:y="2.2cm">
          <text:p text:style-name="P1">View</text:p>
          <text:p text:style-name="P1">docu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5" draw:id="id5" draw:layer="layout" svg:width="5.2cm" svg:height="2.6cm" svg:x="16.6cm" svg:y="11.6cm">
          <text:p text:style-name="P1"><text:span text:style-name="T2">Images, Docs, </text:span></text:p>
          <text:p text:style-name="P1"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4" draw:id="id4">
          <draw:custom-shape draw:style-name="gr15" draw:text-style-name="P7" draw:layer="layout" svg:width="5cm" svg:height="1.7cm" svg:x="2.168cm" svg:y="11.8cm">
            <text:p text:style-name="P1"><text:span text:style-name="T2">Elasticsearch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8" xml:id="id2" draw:id="id2" draw:layer="layout" svg:width="5.6cm" svg:height="2.4cm" svg:x="1.8cm" svg:y="11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3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0" draw:text-style-name="P2" xml:id="id6" draw:id="id6" draw:layer="layout" svg:width="4.2cm" svg:height="0.8cm" svg:x="23.6cm" svg:y="5.6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12" draw:id="id12" draw:layer="layout" svg:width="2cm" svg:height="0.8cm" svg:x="14.2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xml:id="id9" draw:id="id9" draw:layer="layout" svg:width="4.2cm" svg:height="1.6cm" svg:x="15.2cm" svg:y="5.2cm">
          <text:p text:style-name="P1">Account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8" draw:id="id8" draw:layer="layout" svg:width="3.9cm" svg:height="1cm" svg:x="13.3cm" svg:y="3.8cm">
          <text:p text:style-name="P1">Admin 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3" draw:id="id3" draw:layer="layout" svg:width="3cm" svg:height="1.6cm" svg:x="8.6cm" svg:y="8.2cm">
          <text:p text:style-name="P1">XML </text:p>
          <text:p text:style-name="P1">to J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7" draw:id="id7" draw:layer="layout" svg:width="3.8cm" svg:height="1.8cm" svg:x="10.9cm" svg:y="5cm">
          <text:p text:style-name="P1">Upload/Edit</text:p>
          <text:p text:style-name="P1">Docu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3.1cm" svg:y1="6.8cm" svg:x2="4.6cm" svg:y2="11.4cm" draw:start-shape="id1" draw:start-glue-point="2" draw:end-shape="id2" draw:end-glue-point="0" svg:d="M3100 6800l1500 4600" svg:viewBox="0 0 1501 4601">
          <text:p/>
        </draw:connector>
        <draw:connector draw:style-name="gr7" draw:text-style-name="P4" draw:layer="layout" draw:type="line" svg:x1="8.6cm" svg:y1="9cm" svg:x2="7.4cm" svg:y2="12.6cm" draw:start-shape="id3" draw:start-glue-point="3" draw:end-shape="id4" svg:d="M8600 9000l-1200 3600" svg:viewBox="0 0 1201 3601">
          <text:p/>
        </draw:connector>
        <draw:connector draw:style-name="gr7" draw:text-style-name="P4" draw:layer="layout" draw:type="line" svg:x1="11.6cm" svg:y1="9cm" svg:x2="16.6cm" svg:y2="12.9cm" draw:start-shape="id3" draw:start-glue-point="1" draw:end-shape="id5" draw:end-glue-point="6" svg:d="M11600 9000l5000 3900" svg:viewBox="0 0 5001 3901">
          <text:p/>
        </draw:connector>
        <draw:connector draw:style-name="gr7" draw:text-style-name="P4" draw:layer="layout" draw:type="line" svg:x1="25.7cm" svg:y1="6.4cm" svg:x2="21.8cm" svg:y2="12.9cm" draw:start-shape="id6" draw:start-glue-point="2" draw:end-shape="id5" svg:d="M25700 6400l-3900 6500" svg:viewBox="0 0 3901 6501">
          <text:p/>
        </draw:connector>
        <draw:connector draw:style-name="gr26" draw:text-style-name="P1" draw:layer="layout" svg:x1="12.8cm" svg:y1="5cm" svg:x2="13.3cm" svg:y2="4.3cm" draw:start-shape="id7" draw:start-glue-point="0" draw:end-shape="id8" draw:end-glue-point="3" svg:d="M12800 5000v-700h500" svg:viewBox="0 0 501 701">
          <text:p/>
        </draw:connector>
        <draw:connector draw:style-name="gr26" draw:text-style-name="P1" draw:layer="layout" svg:x1="17.3cm" svg:y1="5.2cm" svg:x2="17.2cm" svg:y2="4.3cm" draw:start-shape="id9" draw:start-glue-point="0" draw:end-shape="id8" draw:end-glue-point="1" svg:d="M17300 5200v-900h-100" svg:viewBox="0 0 101 901">
          <text:p/>
        </draw:connector>
        <draw:connector draw:style-name="gr27" draw:text-style-name="P9" draw:layer="layout" svg:x1="9.6cm" svg:y1="2.2cm" svg:x2="13.9cm" svg:y2="1.6cm" draw:start-shape="id10" draw:start-glue-point="0" draw:end-shape="id11" draw:end-glue-point="2" svg:d="M9600 2200v-300h4300v-300" svg:viewBox="0 0 4301 601">
          <text:p/>
        </draw:connector>
        <draw:connector draw:style-name="gr26" draw:text-style-name="P1" draw:layer="layout" svg:x1="15.2cm" svg:y1="2.2cm" svg:x2="13.9cm" svg:y2="1.6cm" draw:start-shape="id12" draw:start-glue-point="0" draw:end-shape="id11" draw:end-glue-point="2" svg:d="M15200 2200v-300h-1300v-300" svg:viewBox="0 0 1301 601">
          <text:p/>
        </draw:connector>
        <draw:connector draw:style-name="gr26" draw:text-style-name="P1" draw:layer="layout" svg:x1="3.1cm" svg:y1="5.2cm" svg:x2="8.4cm" svg:y2="1.1cm" draw:start-shape="id1" draw:start-glue-point="0" draw:end-shape="id11" draw:end-glue-point="3" svg:d="M3100 5200v-4100h5300" svg:viewBox="0 0 5301 4101">
          <text:p/>
        </draw:connector>
        <draw:connector draw:style-name="gr26" draw:text-style-name="P1" draw:layer="layout" svg:x1="21.55cm" svg:y1="4.8cm" svg:x2="19.4cm" svg:y2="1.1cm" draw:start-shape="id13" draw:start-glue-point="0" draw:end-shape="id11" draw:end-glue-point="1" svg:d="M21550 4800v-3700h-2150" svg:viewBox="0 0 2151 3701">
          <text:p/>
        </draw:connector>
        <draw:connector draw:style-name="gr7" draw:text-style-name="P4" draw:layer="layout" draw:type="line" svg:x1="9.6cm" svg:y1="4cm" svg:x2="7.4cm" svg:y2="5.2cm" draw:start-shape="id10" draw:start-glue-point="2" draw:end-shape="id14" draw:end-glue-point="0" svg:d="M9600 4000l-2200 1200" svg:viewBox="0 0 2201 1201">
          <text:p/>
        </draw:connector>
        <draw:connector draw:style-name="gr7" draw:text-style-name="P4" draw:layer="layout" draw:type="line" svg:x1="9.2cm" svg:y1="6cm" svg:x2="19.2cm" svg:y2="12.25cm" draw:start-shape="id14" draw:start-glue-point="1" draw:end-shape="id5" draw:end-glue-point="4" svg:d="M9200 6000l10000 6250" svg:viewBox="0 0 10001 6251">
          <text:p/>
        </draw:connector>
        <draw:connector draw:style-name="gr7" draw:text-style-name="P4" draw:layer="layout" draw:type="line" svg:x1="12.8cm" svg:y1="6.8cm" svg:x2="19.2cm" svg:y2="11.6cm" draw:start-shape="id7" draw:start-glue-point="2" draw:end-shape="id5" draw:end-glue-point="5" svg:d="M12800 6800l6400 4800" svg:viewBox="0 0 6401 4801">
          <text:p/>
        </draw:connector>
        <draw:connector draw:style-name="gr7" draw:text-style-name="P4" draw:layer="layout" draw:type="line" svg:x1="21.55cm" svg:y1="6.8cm" svg:x2="21.8cm" svg:y2="12.9cm" draw:start-shape="id13" draw:start-glue-point="2" draw:end-shape="id5" svg:d="M21550 6800l250 6100" svg:viewBox="0 0 251 6101">
          <text:p/>
        </draw:connector>
        <draw:connector draw:style-name="gr7" draw:text-style-name="P4" draw:layer="layout" draw:type="line" svg:x1="17.3cm" svg:y1="6.8cm" svg:x2="19.2cm" svg:y2="12.25cm" draw:start-shape="id9" draw:start-glue-point="2" draw:end-shape="id5" draw:end-glue-point="4" svg:d="M17300 6800l1900 5450" svg:viewBox="0 0 1901 5451">
          <text:p/>
        </draw:connector>
        <draw:connector draw:style-name="gr7" draw:text-style-name="P4" draw:layer="layout" draw:type="line" svg:x1="15.2cm" svg:y1="3cm" svg:x2="15.25cm" svg:y2="3.8cm" draw:start-shape="id12" draw:start-glue-point="2" draw:end-shape="id8" draw:end-glue-point="0" svg:d="M15200 3000l50 800" svg:viewBox="0 0 51 801">
          <text:p/>
        </draw:connector>
        <draw:frame draw:style-name="gr28" draw:text-style-name="P5" draw:layer="layout" svg:width="4.4cm" svg:height="1.673cm" svg:x="24cm" svg:y="0.727cm">
          <draw:text-box>
            <text:p>Presentation</text:p>
            <text:p>Layer</text:p>
          </draw:text-box>
        </draw:frame>
        <draw:frame draw:style-name="gr28" draw:text-style-name="P5" draw:layer="layout" svg:width="4.4cm" svg:height="1.673cm" svg:x="23.8cm" svg:y="3.2cm">
          <draw:text-box>
            <text:p>Application</text:p>
            <text:p>Layer</text:p>
          </draw:text-box>
        </draw:frame>
        <draw:frame draw:style-name="gr28" draw:text-style-name="P5" draw:layer="layout" svg:width="4.4cm" svg:height="1.673cm" svg:x="24.2cm" svg:y="10.927cm">
          <draw:text-box>
            <text:p>Storage</text:p>
            <text:p>Layer</text:p>
          </draw:text-box>
        </draw:frame>
        <draw:line draw:style-name="gr6" draw:text-style-name="P4" draw:layer="layout" svg:x1="0.6cm" svg:y1="10.6cm" svg:x2="27.6cm" svg:y2="10.6cm">
          <text:p/>
        </draw:line>
        <draw:line draw:style-name="gr6" draw:text-style-name="P4" xml:id="id15" draw:id="id15" draw:layer="layout" svg:x1="12cm" svg:y1="3.2cm" svg:x2="27.6cm" svg:y2="3.2cm">
          <text:p/>
        </draw:line>
        <draw:line draw:style-name="gr6" draw:text-style-name="P4" xml:id="id16" draw:id="id16" draw:layer="layout" svg:x1="12cm" svg:y1="4.6cm" svg:x2="0.4cm" svg:y2="4.6cm">
          <text:p/>
        </draw:line>
        <draw:connector draw:style-name="gr6" draw:text-style-name="P4" draw:layer="layout" draw:type="line" svg:x1="12cm" svg:y1="3.2cm" svg:x2="12cm" svg:y2="4.6cm" draw:start-shape="id15" draw:start-glue-point="3" draw:end-shape="id16" draw:end-glue-point="1" svg:d="M12000 3200v1400" svg:viewBox="0 0 1 1401">
          <text:p/>
        </draw:connector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22:25:59.409945099</dc:date>
    <meta:editing-duration>PT2H11M36S</meta:editing-duration>
    <meta:editing-cycles>17</meta:editing-cycles>
    <meta:generator>LibreOffice/5.1.4.2$Linux_X86_64 LibreOffice_project/10m0$Build-2</meta:generator>
    <meta:document-statistic meta:object-count="76"/>
  </office:meta>
</office:document-meta>
</file>